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 Mono" svg:font-family="'Roboto Mono', Consolas, 'Courier New', monospace"/>
  </office:font-face-decls>
  <office:automatic-styles>
    <style:style style:name="P1" style:family="paragraph" style:parent-style-name="Standard">
      <style:paragraph-properties style:line-height-at-least="0.111in"/>
      <style:text-properties fo:color="#3a474e" loext:opacity="100%" style:font-name="Roboto Mono" fo:font-size="6pt" fo:font-weight="normal" fo:background-color="#ffffff"/>
    </style:style>
    <style:style style:name="P2" style:family="paragraph" style:parent-style-name="Standard">
      <style:paragraph-properties style:line-height-at-least="0.111in"/>
      <style:text-properties fo:color="#3a474e" loext:opacity="100%" fo:background-color="#ffffff"/>
    </style:style>
    <style:style style:name="P3" style:family="paragraph" style:parent-style-name="Standard">
      <style:paragraph-properties style:line-height-at-least="0.111in"/>
      <style:text-properties fo:color="#d81b60" loext:opacity="100%" style:font-name="Roboto Mono" fo:font-size="6pt" fo:font-weight="normal" fo:background-color="#ffffff"/>
    </style:style>
    <style:style style:name="P4" style:family="paragraph" style:parent-style-name="Standard">
      <style:paragraph-properties style:line-height-at-least="0.111in"/>
      <style:text-properties fo:color="#37474f" loext:opacity="100%" style:font-name="Roboto Mono" fo:font-size="6pt" fo:font-weight="normal" fo:background-color="#ffffff"/>
    </style:style>
    <style:style style:name="P5" style:family="paragraph" style:parent-style-name="Standard">
      <style:paragraph-properties style:line-height-at-least="0.111in"/>
    </style:style>
    <style:style style:name="P6" style:family="paragraph" style:parent-style-name="Standard">
      <style:paragraph-properties fo:margin-top="0in" fo:margin-bottom="0.1965in" style:contextual-spacing="false" style:line-height-at-least="0.111in"/>
    </style:style>
    <style:style style:name="T1" style:family="text">
      <style:text-properties fo:color="#3367d6" loext:opacity="100%"/>
    </style:style>
    <style:style style:name="T2" style:family="text">
      <style:text-properties fo:color="#3367d6" loext:opacity="100%" style:font-name="Roboto Mono" fo:font-size="6pt" fo:font-weight="normal"/>
    </style:style>
    <style:style style:name="T3" style:family="text">
      <style:text-properties fo:color="#37474f" loext:opacity="100%"/>
    </style:style>
    <style:style style:name="T4" style:family="text">
      <style:text-properties fo:color="#0d904f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Roboto Mono" fo:font-size="6pt" fo:font-weight="normal"/>
    </style:style>
    <style:style style:name="T7" style:family="text">
      <style:text-properties fo:color="#f4511e" loext:opacity="100%"/>
    </style:style>
    <style:style style:name="T8" style:family="text">
      <style:text-properties style:font-name="Roboto Mono" fo:font-size="6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ELECT</text:span> <text:span text:style-name="T3">*</text:span></text:p>
      <text:p text:style-name="P1"><text:span text:style-name="T1">FROM</text:span> <text:span text:style-name="T4">`my-first-sandbox-project-i.Data_Analytics_Cert_Capstone.CovidDeaths`</text:span></text:p>
      <text:p text:style-name="P1"><text:span text:style-name="T1">WHERE</text:span> <text:span text:style-name="T5">continent</text:span> <text:span text:style-name="T1">is</text:span> <text:span text:style-name="T1">null</text:span></text:p>
      <text:p text:style-name="P1"><text:span text:style-name="T1">order</text:span> <text:span text:style-name="T1">by</text:span> <text:span text:style-name="T7">3</text:span>,<text:span text:style-name="T7">4</text:span></text:p>
      <text:p text:style-name="P1"><text:span text:style-name="T1">LIMIT</text:span> <text:span text:style-name="T7">100</text:span></text:p>
      <text:p text:style-name="P5"/>
      <text:p text:style-name="P3">--Select Data we are going to be using </text:p>
      <text:p text:style-name="P5"/>
      <text:p text:style-name="P1"><text:span text:style-name="T1">SELECT</text:span> <text:span text:style-name="T5">location</text:span>, <text:span text:style-name="T1">date</text:span>, <text:span text:style-name="T5">total_cases</text:span>, <text:span text:style-name="T5">total_deaths</text:span>, <text:span text:style-name="T5">population</text:span></text:p>
      <text:p text:style-name="P1"><text:span text:style-name="T1">FROM</text:span> <text:span text:style-name="T4">`my-first-sandbox-project-i.Data_Analytics_Cert_Capstone.CovidDeaths`</text:span></text:p>
      <text:p text:style-name="P1"><text:span text:style-name="T1">order</text:span> <text:span text:style-name="T1">by</text:span> <text:span text:style-name="T7">1</text:span>,<text:span text:style-name="T7">2</text:span></text:p>
      <text:p text:style-name="P5"/>
      <text:p text:style-name="P3">--Looking at Total Cases vs Total Deaths</text:p>
      <text:p text:style-name="P3">--Shows likelihood of dying if you contract covid in your country</text:p>
      <text:p text:style-name="P5"/>
      <text:p text:style-name="P1"><text:span text:style-name="T1">SELECT</text:span> <text:span text:style-name="T5">location</text:span>, <text:span text:style-name="T1">date</text:span>, <text:span text:style-name="T5">total_deaths</text:span>, <text:span text:style-name="T3">(</text:span><text:span text:style-name="T5">total_deaths</text:span><text:span text:style-name="T3">/</text:span><text:span text:style-name="T5">total_cases</text:span><text:span text:style-name="T3">)*</text:span><text:span text:style-name="T7">100</text:span> <text:span text:style-name="T5">DeathPercentage</text:span></text:p>
      <text:p text:style-name="P1"><text:span text:style-name="T1">FROM</text:span> <text:span text:style-name="T4">`my-first-sandbox-project-i.Data_Analytics_Cert_Capstone.CovidDeaths`</text:span></text:p>
      <text:p text:style-name="P1"><text:span text:style-name="T1">WHERE</text:span> <text:span text:style-name="T5">location</text:span> <text:span text:style-name="T1">like</text:span> <text:span text:style-name="T4">'%States%'</text:span></text:p>
      <text:p text:style-name="P1"><text:span text:style-name="T1">order</text:span> <text:span text:style-name="T1">by</text:span> <text:span text:style-name="T7">1</text:span>,<text:span text:style-name="T7">2</text:span></text:p>
      <text:p text:style-name="P5"/>
      <text:p text:style-name="P3">--Looking at Total Cases vs Population </text:p>
      <text:p text:style-name="P3">--Shows what percentage of population got Covid</text:p>
      <text:p text:style-name="P5"/>
      <text:p text:style-name="P1"><text:span text:style-name="T1">SELECT</text:span> <text:span text:style-name="T5">location</text:span>, <text:span text:style-name="T1">date</text:span>, <text:span text:style-name="T5">Population</text:span>, <text:span text:style-name="T5">total_cases</text:span>,<text:span text:style-name="T3">(</text:span><text:span text:style-name="T5">total_cases</text:span><text:span text:style-name="T3">/</text:span><text:span text:style-name="T5">population</text:span><text:span text:style-name="T3">)*</text:span><text:span text:style-name="T7">100</text:span> <text:span text:style-name="T5">PercentPopulationInfected</text:span></text:p>
      <text:p text:style-name="P1"><text:span text:style-name="T1">FROM</text:span> <text:span text:style-name="T4">`my-first-sandbox-project-i.Data_Analytics_Cert_Capstone.CovidDeaths`</text:span></text:p>
      <text:p text:style-name="P1"><text:span text:style-name="T1">WHERE</text:span> <text:span text:style-name="T5">location</text:span> <text:span text:style-name="T1">like</text:span> <text:span text:style-name="T4">'%States%'</text:span></text:p>
      <text:p text:style-name="P1"><text:span text:style-name="T1">order</text:span> <text:span text:style-name="T1">by</text:span> <text:span text:style-name="T7">2</text:span></text:p>
      <text:p text:style-name="P5"/>
      <text:p text:style-name="P3">--Looking at Countries with Highest Infection Rate compared to Population</text:p>
      <text:p text:style-name="P5"/>
      <text:p text:style-name="P1"><text:span text:style-name="T1">SELECT</text:span> <text:span text:style-name="T5">location</text:span>, <text:span text:style-name="T5">Population</text:span>, <text:span text:style-name="T1">MAX</text:span><text:span text:style-name="T3">(</text:span><text:span text:style-name="T5">total_cases</text:span><text:span text:style-name="T3">)</text:span> <text:span text:style-name="T5">HighestInfectionCount</text:span>, <text:span text:style-name="T1">MAX</text:span><text:span text:style-name="T3">((</text:span><text:span text:style-name="T5">total_cases</text:span><text:span text:style-name="T3">/</text:span><text:span text:style-name="T5">population</text:span><text:span text:style-name="T3">))*</text:span><text:span text:style-name="T7">100</text:span> <text:span text:style-name="T5">PercentPopulationInfected</text:span></text:p>
      <text:p text:style-name="P1"><text:span text:style-name="T1">FROM</text:span> <text:span text:style-name="T4">`my-first-sandbox-project-i.Data_Analytics_Cert_Capstone.CovidDeaths`</text:span></text:p>
      <text:p text:style-name="P3">--WHERE location like '%States%'</text:p>
      <text:p text:style-name="P1"><text:span text:style-name="T1">GROUP</text:span> <text:span text:style-name="T1">BY</text:span> <text:span text:style-name="T7">1</text:span>, <text:span text:style-name="T7">2</text:span></text:p>
      <text:p text:style-name="P1"><text:span text:style-name="T1">order</text:span> <text:span text:style-name="T1">by</text:span> <text:span text:style-name="T5">PercentPopulationInfected</text:span> <text:span text:style-name="T1">DESC</text:span></text:p>
      <text:p text:style-name="P5"/>
      <text:p text:style-name="P3">--Showing Countries with Highest Death Count per Population</text:p>
      <text:p text:style-name="P5"/>
      <text:p text:style-name="P1"><text:span text:style-name="T1">SELECT</text:span> <text:span text:style-name="T5">location</text:span>, <text:span text:style-name="T1">MAX</text:span><text:span text:style-name="T3">(</text:span><text:span text:style-name="T5">total_deaths</text:span><text:span text:style-name="T3">)</text:span> <text:span text:style-name="T5">TotalDeathCount</text:span></text:p>
      <text:p text:style-name="P1"><text:span text:style-name="T1">FROM</text:span> <text:span text:style-name="T4">`my-first-sandbox-project-i.Data_Analytics_Cert_Capstone.CovidDeaths`</text:span></text:p>
      <text:p text:style-name="P3">--WHERE location like '%States%'</text:p>
      <text:p text:style-name="P1"><text:span text:style-name="T1">WHERE</text:span> <text:span text:style-name="T5">continent</text:span> <text:span text:style-name="T1">is</text:span> <text:span text:style-name="T1">not</text:span> <text:span text:style-name="T1">null</text:span></text:p>
      <text:p text:style-name="P1"><text:span text:style-name="T1">GROUP</text:span> <text:span text:style-name="T1">BY</text:span> <text:span text:style-name="T7">1</text:span></text:p>
      <text:p text:style-name="P1"><text:span text:style-name="T1">order</text:span> <text:span text:style-name="T1">by</text:span> <text:span text:style-name="T5">TotalDeathCount</text:span> <text:span text:style-name="T1">DESC</text:span></text:p>
      <text:p text:style-name="P5"/>
      <text:p text:style-name="P3">--Let's Break Things Down By Continent</text:p>
      <text:p text:style-name="P3">--Showing continents with the highest death count per population </text:p>
      <text:p text:style-name="P5"/>
      <text:p text:style-name="P1"><text:span text:style-name="T1">SELECT</text:span> <text:span text:style-name="T5">location</text:span>, <text:span text:style-name="T1">MAX</text:span><text:span text:style-name="T3">(</text:span><text:span text:style-name="T5">total_deaths</text:span><text:span text:style-name="T3">)</text:span> <text:span text:style-name="T5">TotalDeathCount</text:span></text:p>
      <text:p text:style-name="P1"><text:span text:style-name="T1">FROM</text:span> <text:span text:style-name="T4">`my-first-sandbox-project-i.Data_Analytics_Cert_Capstone.CovidDeaths`</text:span></text:p>
      <text:p text:style-name="P3">--WHERE location like '%States%'</text:p>
      <text:p text:style-name="P1"><text:span text:style-name="T1">WHERE</text:span> <text:span text:style-name="T5">continent</text:span> <text:span text:style-name="T1">is</text:span> <text:span text:style-name="T1">null</text:span></text:p>
      <text:p text:style-name="P1"><text:span text:style-name="T1">GROUP</text:span> <text:span text:style-name="T1">BY</text:span> <text:span text:style-name="T7">1</text:span></text:p>
      <text:p text:style-name="P1"><text:span text:style-name="T1">order</text:span> <text:span text:style-name="T1">by</text:span> <text:span text:style-name="T5">TotalDeathCount</text:span> <text:span text:style-name="T1">DESC</text:span></text:p>
      <text:p text:style-name="P6"/>
      <text:p text:style-name="P3">--Global Numbers</text:p>
      <text:p text:style-name="P5"/>
      <text:p text:style-name="P1"><text:span text:style-name="T1">SELECT</text:span> <text:span text:style-name="T1">date</text:span>, <text:span text:style-name="T1">SUM</text:span><text:span text:style-name="T3">(</text:span><text:span text:style-name="T5">new_cases</text:span><text:span text:style-name="T3">)</text:span> <text:span text:style-name="T5">total_cases</text:span>, <text:span text:style-name="T1">SUM</text:span><text:span text:style-name="T3">(</text:span><text:span text:style-name="T5">new_deaths</text:span><text:span text:style-name="T3">)</text:span> <text:span text:style-name="T5">total_deaths</text:span>, <text:span text:style-name="T1">SUM</text:span><text:span text:style-name="T3">(</text:span><text:span text:style-name="T5">new_deaths</text:span><text:span text:style-name="T3">)/</text:span><text:span text:style-name="T1">SUM</text:span><text:span text:style-name="T3">(</text:span><text:span text:style-name="T5">New_cases</text:span><text:span text:style-name="T3">)*</text:span><text:span text:style-name="T7">100</text:span> <text:span text:style-name="T5">DeathPercentage</text:span></text:p>
      <text:p text:style-name="P1"><text:span text:style-name="T1">FROM</text:span> <text:span text:style-name="T4">`my-first-sandbox-project-i.Data_Analytics_Cert_Capstone.CovidDeaths`</text:span></text:p>
      <text:p text:style-name="P3">--WHERE location like '%States%'</text:p>
      <text:p text:style-name="P1"><text:span text:style-name="T1">WHERE</text:span> <text:span text:style-name="T5">continent</text:span> <text:span text:style-name="T1">is</text:span> <text:span text:style-name="T1">not</text:span> <text:span text:style-name="T1">null</text:span></text:p>
      <text:p text:style-name="P1"><text:span text:style-name="T1">GROUP</text:span> <text:span text:style-name="T1">BY</text:span> <text:span text:style-name="T7">1</text:span></text:p>
      <text:p text:style-name="P1"><text:span text:style-name="T1">order</text:span> <text:span text:style-name="T1">by</text:span> <text:span text:style-name="T7">1</text:span>,<text:span text:style-name="T7">2</text:span></text:p>
      <text:p text:style-name="P5"/>
      <text:p text:style-name="P3">--Global Death Percentage</text:p>
      <text:p text:style-name="P5"/>
      <text:p text:style-name="P1"><text:span text:style-name="T1">SELECT</text:span> <text:span text:style-name="T1">SUM</text:span><text:span text:style-name="T3">(</text:span><text:span text:style-name="T5">new_cases</text:span><text:span text:style-name="T3">)</text:span> <text:span text:style-name="T5">total_cases</text:span>, <text:span text:style-name="T1">SUM</text:span><text:span text:style-name="T3">(</text:span><text:span text:style-name="T5">new_deaths</text:span><text:span text:style-name="T3">)</text:span> <text:span text:style-name="T5">total_deaths</text:span>, <text:span text:style-name="T1">SUM</text:span><text:span text:style-name="T3">(</text:span><text:span text:style-name="T5">new_deaths</text:span><text:span text:style-name="T3">)/</text:span><text:span text:style-name="T1">SUM</text:span><text:span text:style-name="T3">(</text:span><text:span text:style-name="T5">New_cases</text:span><text:span text:style-name="T3">)*</text:span><text:span text:style-name="T7">100</text:span> <text:span text:style-name="T5">DeathPercentage</text:span></text:p>
      <text:p text:style-name="P1"><text:span text:style-name="T1">FROM</text:span> <text:span text:style-name="T4">`my-first-sandbox-project-i.Data_Analytics_Cert_Capstone.CovidDeaths`</text:span></text:p>
      <text:p text:style-name="P3">--WHERE location like '%States%'</text:p>
      <text:p text:style-name="P1"><text:span text:style-name="T1">WHERE</text:span> <text:span text:style-name="T5">continent</text:span> <text:span text:style-name="T1">is</text:span> <text:span text:style-name="T1">not</text:span> <text:span text:style-name="T1">null</text:span></text:p>
      <text:p text:style-name="P3">--GROUP BY 1</text:p>
      <text:p text:style-name="P1"><text:soft-page-break/><text:span text:style-name="T1">order</text:span> <text:span text:style-name="T1">by</text:span> <text:span text:style-name="T7">1</text:span>,<text:span text:style-name="T7">2</text:span></text:p>
      <text:p text:style-name="P6"/>
      <text:p text:style-name="P3">-- Looking at Total Population vs Vaccinations, Lets quick try  this for toal death instead</text:p>
      <text:p text:style-name="P5"/>
      <text:p text:style-name="P1"><text:span text:style-name="T1">SELECT</text:span> <text:span text:style-name="T5">dea.continent</text:span>, <text:span text:style-name="T5">dea.location</text:span>, <text:span text:style-name="T5">dea.date</text:span>, <text:span text:style-name="T5">dea.population</text:span>, <text:span text:style-name="T5">vac.new_vaccinations</text:span>, <text:span text:style-name="T1">SUM</text:span><text:span text:style-name="T3">(</text:span><text:span text:style-name="T5">vac.new_vaccinations</text:span><text:span text:style-name="T3">)</text:span> <text:span text:style-name="T1">OVER</text:span> <text:span text:style-name="T3">(</text:span><text:span text:style-name="T1">Partition</text:span> <text:span text:style-name="T1">by</text:span> <text:span text:style-name="T5">dea.location</text:span> <text:span text:style-name="T1">ORDER</text:span> <text:span text:style-name="T1">BY</text:span> <text:span text:style-name="T5">dea.location</text:span>, <text:span text:style-name="T5">dea.date</text:span> <text:span text:style-name="T3">)</text:span> <text:span text:style-name="T5">RollingPeopleVaccinated</text:span>, </text:p>
      <text:p text:style-name="P1"><text:span text:style-name="T1">FROM</text:span> <text:span text:style-name="T4">`my-first-sandbox-project-i.Data_Analytics_Cert_Capstone.CovidDeaths`</text:span>  <text:span text:style-name="T5">dea</text:span></text:p>
      <text:p text:style-name="P1"><text:span text:style-name="T1">JOIN</text:span> <text:span text:style-name="T4">`my-first-sandbox-project-i.Data_Analytics_Cert_Capstone.CovidVaccinations`</text:span>  <text:span text:style-name="T5">vac</text:span></text:p>
      <text:p text:style-name="P2">    <text:span text:style-name="T2">ON</text:span><text:span text:style-name="T8"> </text:span><text:span text:style-name="T6">dea.location</text:span><text:span text:style-name="T8"> = </text:span><text:span text:style-name="T6">vac.location</text:span></text:p>
      <text:p text:style-name="P2">    <text:span text:style-name="T2">and</text:span><text:span text:style-name="T8"> </text:span><text:span text:style-name="T6">dea.date</text:span><text:span text:style-name="T8"> = </text:span><text:span text:style-name="T6">vac.date</text:span></text:p>
      <text:p text:style-name="P1"><text:span text:style-name="T1">where</text:span> <text:span text:style-name="T5">dea.continent</text:span> <text:span text:style-name="T1">is</text:span> <text:span text:style-name="T1">not</text:span> <text:span text:style-name="T1">null</text:span></text:p>
      <text:p text:style-name="P1"><text:span text:style-name="T1">order</text:span> <text:span text:style-name="T1">by</text:span> <text:span text:style-name="T7">2</text:span>,<text:span text:style-name="T7">3</text:span></text:p>
      <text:p text:style-name="P1"><text:span text:style-name="T1">LIMIT</text:span> <text:span text:style-name="T7">1000</text:span></text:p>
      <text:p text:style-name="P6"/>
      <text:p text:style-name="P3">--USE CTE</text:p>
      <text:p text:style-name="P5"/>
      <text:p text:style-name="P1"><text:span text:style-name="T1">With</text:span> <text:span text:style-name="T5">PopvsVac</text:span> <text:span text:style-name="T1">AS</text:span></text:p>
      <text:p text:style-name="P4">(</text:p>
      <text:p text:style-name="P1"><text:span text:style-name="T1">SELECT</text:span> <text:span text:style-name="T5">dea.continent</text:span>, <text:span text:style-name="T5">dea.location</text:span>, <text:span text:style-name="T5">dea.date</text:span>, <text:span text:style-name="T5">dea.population</text:span>, <text:span text:style-name="T5">vac.new_vaccinations</text:span>, <text:span text:style-name="T1">SUM</text:span><text:span text:style-name="T3">(</text:span><text:span text:style-name="T5">vac.new_vaccinations</text:span><text:span text:style-name="T3">)</text:span> <text:span text:style-name="T1">OVER</text:span> <text:span text:style-name="T3">(</text:span><text:span text:style-name="T1">Partition</text:span> <text:span text:style-name="T1">by</text:span> <text:span text:style-name="T5">dea.location</text:span> <text:span text:style-name="T1">ORDER</text:span> <text:span text:style-name="T1">BY</text:span> <text:span text:style-name="T5">dea.location</text:span>, <text:span text:style-name="T5">dea.date</text:span> <text:span text:style-name="T3">)</text:span> <text:span text:style-name="T5">RollingPeopleVaccinated</text:span> </text:p>
      <text:p text:style-name="P1"><text:span text:style-name="T1">FROM</text:span> <text:span text:style-name="T4">`my-first-sandbox-project-i.Data_Analytics_Cert_Capstone.CovidDeaths`</text:span>  <text:span text:style-name="T5">dea</text:span></text:p>
      <text:p text:style-name="P1"><text:span text:style-name="T1">JOIN</text:span> <text:span text:style-name="T4">`my-first-sandbox-project-i.Data_Analytics_Cert_Capstone.CovidVaccinations`</text:span>  <text:span text:style-name="T5">vac</text:span></text:p>
      <text:p text:style-name="P2">    <text:span text:style-name="T2">ON</text:span><text:span text:style-name="T8"> </text:span><text:span text:style-name="T6">dea.location</text:span><text:span text:style-name="T8"> = </text:span><text:span text:style-name="T6">vac.location</text:span></text:p>
      <text:p text:style-name="P2">    <text:span text:style-name="T2">and</text:span><text:span text:style-name="T8"> </text:span><text:span text:style-name="T6">dea.date</text:span><text:span text:style-name="T8"> = </text:span><text:span text:style-name="T6">vac.date</text:span></text:p>
      <text:p text:style-name="P1"><text:span text:style-name="T1">where</text:span> <text:span text:style-name="T5">dea.continent</text:span> <text:span text:style-name="T1">is</text:span> <text:span text:style-name="T1">not</text:span> <text:span text:style-name="T1">null</text:span></text:p>
      <text:p text:style-name="P3">--order by 2,3</text:p>
      <text:p text:style-name="P4">)</text:p>
      <text:p text:style-name="P1"><text:span text:style-name="T1">SELECT</text:span> <text:span text:style-name="T3">*</text:span>, <text:span text:style-name="T3">(</text:span><text:span text:style-name="T5">RollingPeopleVaccinated</text:span><text:span text:style-name="T3">/</text:span><text:span text:style-name="T5">population</text:span><text:span text:style-name="T3">)</text:span> <text:span text:style-name="T3">*</text:span><text:span text:style-name="T7">100</text:span></text:p>
      <text:p text:style-name="P1"><text:span text:style-name="T1">FROM</text:span> <text:span text:style-name="T5">PopvsVac</text:span></text:p>
      <text:p text:style-name="P6"/>
      <text:p text:style-name="P3">-- Creating View to store data for later visualizations</text:p>
      <text:p text:style-name="P3">--Since I am in BigQuery Sandbox, I'll be saving this as a view differently. Put just desired query in new tba and save that way.</text:p>
      <text:p text:style-name="P6"/>
      <text:p text:style-name="P1"><text:span text:style-name="T1">Create</text:span> <text:span text:style-name="T1">View</text:span> <text:span text:style-name="T5">PercentPopulationVaccinated</text:span> <text:span text:style-name="T1">as</text:span></text:p>
      <text:p text:style-name="P1"><text:span text:style-name="T1">SELECT</text:span> <text:span text:style-name="T5">dea.continent</text:span>, <text:span text:style-name="T5">dea.location</text:span>, <text:span text:style-name="T5">dea.date</text:span>, <text:span text:style-name="T5">dea.population</text:span>, <text:span text:style-name="T5">vac.new_vaccinations</text:span>, <text:span text:style-name="T1">SUM</text:span><text:span text:style-name="T3">(</text:span><text:span text:style-name="T5">vac.new_vaccinations</text:span><text:span text:style-name="T3">)</text:span> <text:span text:style-name="T1">OVER</text:span> <text:span text:style-name="T3">(</text:span><text:span text:style-name="T1">Partition</text:span> <text:span text:style-name="T1">by</text:span> <text:span text:style-name="T5">dea.location</text:span> <text:span text:style-name="T1">ORDER</text:span> <text:span text:style-name="T1">BY</text:span> <text:span text:style-name="T5">dea.location</text:span>, <text:span text:style-name="T5">dea.date</text:span> <text:span text:style-name="T3">)</text:span> <text:span text:style-name="T5">RollingPeopleVaccinated</text:span> </text:p>
      <text:p text:style-name="P1"><text:span text:style-name="T1">FROM</text:span> <text:span text:style-name="T4">`my-first-sandbox-project-i.Data_Analytics_Cert_Capstone.CovidDeaths`</text:span>  <text:span text:style-name="T5">dea</text:span></text:p>
      <text:p text:style-name="P1"><text:span text:style-name="T1">JOIN</text:span> <text:span text:style-name="T4">`my-first-sandbox-project-i.Data_Analytics_Cert_Capstone.CovidVaccinations`</text:span>  <text:span text:style-name="T5">vac</text:span></text:p>
      <text:p text:style-name="P2">    <text:span text:style-name="T2">ON</text:span><text:span text:style-name="T8"> </text:span><text:span text:style-name="T6">dea.location</text:span><text:span text:style-name="T8"> = </text:span><text:span text:style-name="T6">vac.location</text:span></text:p>
      <text:p text:style-name="P2">    <text:span text:style-name="T2">and</text:span><text:span text:style-name="T8"> </text:span><text:span text:style-name="T6">dea.date</text:span><text:span text:style-name="T8"> = </text:span><text:span text:style-name="T6">vac.date</text:span></text:p>
      <text:p text:style-name="P1"><text:span text:style-name="T1">where</text:span> <text:span text:style-name="T5">dea.continent</text:span> <text:span text:style-name="T1">is</text:span> <text:span text:style-name="T1">not</text:span> <text:span text:style-name="T1">null</text:span></text:p>
      <text:p text:style-name="P3">--order by 2,3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 Mono" svg:font-family="'Roboto Mono', Consolas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7T16:10:23.334000000</meta:creation-date>
    <dc:date>2024-01-07T16:10:58.097000000</dc:date>
    <meta:editing-duration>PT35S</meta:editing-duration>
    <meta:editing-cycles>1</meta:editing-cycles>
    <meta:document-statistic meta:table-count="0" meta:image-count="0" meta:object-count="0" meta:page-count="2" meta:paragraph-count="88" meta:word-count="450" meta:character-count="4293" meta:non-whitespace-character-count="3915"/>
    <meta:generator>LibreOffice/7.5.9.2$Windows_X86_64 LibreOffice_project/cdeefe45c17511d326101eed8008ac4092f278a9</meta:generator>
  </office:meta>
</office:document-meta>
</file>